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26pt" fo:text-shadow="1pt 1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1pt 1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1" fo:font-size="18pt" fo:text-shadow="1pt 1pt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1.778cm" svg:y="0.762cm">
          <draw:text-box>
            <text:p text:style-name="P1"><text:span text:style-name="T1">Hymn #639</text:span></text:p>
            <text:p text:style-name="P1"><text:span text:style-name="T2">“</text:span><text:span text:style-name="T2">Wide Open Stand the Gat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6.263cm" svg:x="1.724cm" svg:y="0.826cm">
          <draw:text-box>
            <text:p text:style-name="P1"><text:span text:style-name="T3">1. </text:span><text:span text:style-name="T4">Wide open stand the gates</text:span></text:p>
            <text:p text:style-name="P1"><text:span text:style-name="T4">adorned with pearl,</text:span></text:p>
            <text:p text:style-name="P1"><text:span text:style-name="T4">While round God’s golden thr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3.368cm" svg:height="5.842cm" svg:x="2.032cm" svg:y="1.016cm">
          <draw:text-box>
            <text:p text:style-name="P1"><text:span text:style-name="T4">The choirs of saints</text:span></text:p>
            <text:p text:style-name="P1"><text:span text:style-name="T4">in endless circles curl,</text:span></text:p>
            <text:p text:style-name="P1"><text:span text:style-name="T4">And joyous praise the S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3.368cm" svg:height="7.011cm" svg:x="2.286cm" svg:y="0.863cm">
          <draw:text-box>
            <text:p text:style-name="P1"><text:span text:style-name="T4">They watch Him now descending</text:span></text:p>
            <text:p text:style-name="P1"><text:span text:style-name="T4">To visit waiting earth.</text:span><text:span text:style-name="T4"><text:line-break/></text:span><text:span text:style-name="T4">The Lord of Life unending</text:span><text:span text:style-name="T4"><text:line-break/></text:span><text:span text:style-name="T4">Brings dying hope new birth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3.368cm" svg:height="5.842cm" svg:x="2.286cm" svg:y="1.016cm">
          <draw:text-box>
            <text:p text:style-name="P1"><text:span text:style-name="T5">2.</text:span><text:span text:style-name="T4"> He speaks the Word</text:span></text:p>
            <text:p text:style-name="P1"><text:span text:style-name="T4">the bread and wine to bless:</text:span><text:span text:style-name="T4"><text:line-break/></text:span><text:span text:style-name="T4">“This is My flesh and bloo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06cm" svg:height="6.091cm" svg:x="1.848cm" svg:y="1.021cm">
          <draw:text-box>
            <text:p text:style-name="P1"><text:span text:style-name="T4"><text:s/></text:span><text:span text:style-name="T4">He bids us eat and drink</text:span></text:p>
            <text:p text:style-name="P1"><text:span text:style-name="T4">with thankfulness</text:span><text:span text:style-name="T4"><text:line-break/></text:span><text:span text:style-name="T4">This gift of holy f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3.368cm" svg:height="7.011cm" svg:x="2.079cm" svg:y="0.881cm">
          <draw:text-box>
            <text:p text:style-name="P1"><text:span text:style-name="T4">All human thought must falter—</text:span></text:p>
            <text:p text:style-name="P1"><text:span text:style-name="T4">Our God stoops low to heal,</text:span><text:span text:style-name="T4"><text:line-break/></text:span><text:span text:style-name="T4">Now present on the altar,</text:span><text:span text:style-name="T4"><text:line-break/></text:span><text:span text:style-name="T4">For us both host and mea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5" draw:layer="layout" svg:width="23.622cm" svg:height="5.738cm" svg:x="2.032cm" svg:y="0.866cm">
          <draw:text-box>
            <text:p text:style-name="P1"><text:span text:style-name="T5">3. </text:span><text:span text:style-name="T4">The cherubim,</text:span></text:p>
            <text:p text:style-name="P1"><text:span text:style-name="T4">their faces veiled from light,</text:span><text:span text:style-name="T4"><text:line-break/></text:span><text:span text:style-name="T4">While saints in wonder knee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5" draw:layer="layout" svg:width="23.876cm" svg:height="5.992cm" svg:x="2.032cm" svg:y="1.12cm">
          <draw:text-box>
            <text:p text:style-name="P1"><text:span text:style-name="T4"><text:s/></text:span><text:span text:style-name="T4">Sing praise to Him</text:span></text:p>
            <text:p text:style-name="P1"><text:span text:style-name="T4">whose face with glory bright</text:span><text:span text:style-name="T4"><text:line-break/></text:span><text:span text:style-name="T4">No earthly masks conce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8" draw:layer="layout" svg:width="23.504cm" svg:height="12.487cm" svg:x="2.15cm" svg:y="0.975cm">
          <draw:text-box>
            <text:p text:style-name="P1"><text:span text:style-name="T6"><text:s/></text:span><text:span text:style-name="T7"><text:s text:c="3"/></text:span><text:span text:style-name="T4">This sacrament God gives us</text:span><text:span text:style-name="T4"><text:line-break/></text:span><text:span text:style-name="T4"> <text:s text:c="3"/>Binds us in unity,</text:span><text:span text:style-name="T4"><text:line-break/></text:span><text:span text:style-name="T4"> <text:s text:c="3"/>Joins earth with heav’n beyond us,</text:span><text:span text:style-name="T4"><text:line-break/></text:span><text:span text:style-name="T4"> <text:s text:c="3"/>Time with eternity!</text:span></text:p>
            <text:p text:style-name="P7"><text:span text:style-name="T6"/></text:p>
            <text:p text:style-name="P7"><text:span text:style-name="T8"><text:s/></text:span><text:span text:style-name="T9">© 2002 GIA Publications, Inc. </text:span></text:p>
            <text:p text:style-name="P7"><text:span text:style-name="T9"><text:s/></text:span><text:span text:style-name="T9">Used by permission: </text:span></text:p>
            <text:p text:style-name="P7"><text:span text:style-name="T9"><text:s/></text:span><text:span text:style-name="T9">LSB Hymn License </text:span></text:p>
            <text:p text:style-name="P7"><text:span text:style-name="T9"><text:s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8" draw:display-name="Bitmap 8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1:28:17.718000000</meta:creation-date>
    <dc:date>2017-11-16T14:42:24.013000000</dc:date>
    <meta:editing-duration>PT12M57S</meta:editing-duration>
    <meta:editing-cycles>8</meta:editing-cycles>
    <meta:generator>LibreOffice/5.4.2.2$Windows_X86_64 LibreOffice_project/22b09f6418e8c2d508a9eaf86b2399209b0990f4</meta:generator>
    <meta:document-statistic meta:object-count="51"/>
  </office:meta>
</office:document-meta>
</file>